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DataReferenceFieldHandler.resetValu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ataReferenceFieldHandler.setValue( Object object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pletDataReferenceFieldHandler.getValu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pletDataReferenceFieldHandler.newInstance(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